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1900000265AEB4173B.eps"/>
  <manifest:file-entry manifest:media-type="" manifest:full-path="Pictures/20000002000002380000022B317859E3.eps"/>
  <manifest:file-entry manifest:media-type="" manifest:full-path="Pictures/20000002000002380000022BE95D29AE.eps"/>
  <manifest:file-entry manifest:media-type="" manifest:full-path="Pictures/2000000200000319000002657CF85137.eps"/>
  <manifest:file-entry manifest:media-type="" manifest:full-path="Pictures/20000002000002380000022B8AFF5464.eps"/>
  <manifest:file-entry manifest:media-type="" manifest:full-path="Pictures/20000002000003190000026563CE8B65.eps"/>
  <manifest:file-entry manifest:media-type="" manifest:full-path="Pictures/2000000200000319000002653B94A424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5.94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Liberation Sans'" style:font-style-name="Regular" style:font-family-generic="swiss" style:font-pitch="variable" fo:font-size="14pt" style:font-family-asian="'Liberation Sans'" style:font-style-name-asian="Regular" style:font-family-generic-asian="swiss" style:font-pitch-asian="variable" style:font-size-asian="14pt" style:font-family-complex="'Liberation Sans'" style:font-style-name-complex="Regular" style:font-family-generic-complex="swiss" style:font-pitch-complex="variable" style:font-size-complex="14pt"/>
    </style:style>
    <style:style style:name="T4" style:family="text">
      <style:text-properties fo:font-family="'Liberation Sans'" style:font-family-generic="roman" style:font-pitch="variable" fo:font-size="14pt" style:font-family-asian="'Liberation Sans'" style:font-style-name-asian="Regular" style:font-family-generic-asian="swiss" style:font-pitch-asian="variable" style:font-size-asian="14pt" style:font-family-complex="'Liberation Sans'" style:font-style-name-complex="Regular" style:font-family-generic-complex="swiss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zor meeting</presentation:footer-decl>
      <presentation:date-time-decl presentation:name="dtd1" presentation:source="fixed">2011 May 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7.562cm" presentation:class="title" presentation:user-transformed="true">
          <draw:text-box>
            <text:p>Updates on fitting</text:p>
          </draw:text-box>
        </draw:frame>
        <draw:frame presentation:style-name="pr2" draw:text-style-name="P1" draw:layer="layout" svg:width="25.199cm" svg:height="5.948cm" svg:x="1.4cm" svg:y="12.7cm" presentation:class="subtitle" presentation:user-transformed="true">
          <draw:text-box>
            <text:p><text:span text:style-name="T1">Yi Chen</text:span></text:p>
            <text:p><text:span text:style-name="T1">Razor meeting</text:span></text:p>
            <text:p><text:span text:style-name="T1">2011 May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tting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y sample generation</text:p>
                <text:list>
                  <text:list-item>
                    <text:p>Samples generated independently from RooFit</text:p>
                  </text:list-item>
                  <text:list-item>
                    <text:p>Bias from non-perfect sample generation should be negligible – in the tail when it is 1e-10 or smaller there might be a bit difference</text:p>
                  </text:list-item>
                </text:list>
              </text:list-item>
              <text:list-item>
                <text:p>Repeat toys with different amount of statistics</text:p>
                <text:list>
                  <text:list-item>
                    <text:p>Check the evolution of errors on parameters – and pull distributions</text:p>
                  </text:list-item>
                  <text:list-item>
                    <text:p>Total events inside active region (rough): 4500, 9000, 18000, 36000</text:p>
                    <text:list>
                      <text:list-item>
                        <text:p>No real reason for choosing this set of numbers – just to start and to see the effect</text:p>
                      </text:list-item>
                    </text:list>
                  </text:list-item>
                </text:list>
              </text:list-item>
              <text:list-item>
                <text:p>Still only exponential part</text:p>
                <text:list>
                  <text:list-item>
                    <text:p>The priority goes to two component f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frame draw:style-name="gr2" draw:text-style-name="P2" draw:layer="layout" svg:width="10.429cm" svg:height="8.063cm" svg:x="3.529cm" svg:y="3.012cm">
            <draw:image xlink:href="Pictures/2000000200000319000002653B94A424.eps" xlink:type="simple" xlink:show="embed" xlink:actuate="onLoad">
              <text:p/>
            </draw:image>
          </draw:frame>
          <draw:frame draw:style-name="gr2" draw:text-style-name="P2" draw:layer="layout" svg:width="10.429cm" svg:height="8.063cm" svg:x="14.043cm" svg:y="3.012cm">
            <draw:image xlink:href="Pictures/200000020000031900000265AEB4173B.eps" xlink:type="simple" xlink:show="embed" xlink:actuate="onLoad">
              <text:p/>
            </draw:image>
          </draw:frame>
          <draw:frame draw:style-name="gr2" draw:text-style-name="P2" draw:layer="layout" svg:width="10.429cm" svg:height="8.063cm" svg:x="3.529cm" svg:y="11.201cm">
            <draw:image xlink:href="Pictures/20000002000003190000026563CE8B65.eps" xlink:type="simple" xlink:show="embed" xlink:actuate="onLoad">
              <text:p/>
            </draw:image>
          </draw:frame>
          <draw:frame draw:style-name="gr2" draw:text-style-name="P2" draw:layer="layout" svg:width="10.429cm" svg:height="8.063cm" svg:x="14.043cm" svg:y="11.201cm">
            <draw:image xlink:href="Pictures/2000000200000319000002657CF85137.eps" xlink:type="simple" xlink:show="embed" xlink:actuate="onLoad">
              <text:p/>
            </draw:image>
          </draw:frame>
        </draw:g>
        <draw:frame presentation:style-name="pr4" draw:layer="layout" svg:width="25.199cm" svg:height="3.507cm" svg:x="1.4cm" svg:y="0.837cm" presentation:class="title">
          <draw:text-box>
            <text:p>One example of toy</text:p>
          </draw:text-box>
        </draw:frame>
        <draw:frame draw:style-name="gr3" draw:layer="layout" svg:width="5.286cm" svg:height="0.962cm" svg:x="5.715cm" svg:y="16.51cm">
          <draw:text-box>
            <text:p>No strange tre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2" draw:layer="layout" svg:width="16.099cm" svg:height="15.73cm" svg:x="5.951cm" svg:y="3.296cm">
          <draw:image xlink:href="Pictures/20000002000002380000022B317859E3.eps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arameters</text:p>
          </draw:text-box>
        </draw:frame>
        <draw:frame draw:style-name="gr3" draw:layer="layout" svg:width="5.08cm" svg:height="2.384cm" svg:x="0.635cm" svg:y="13.97cm">
          <draw:text-box>
            <text:p>Evolution of error is roughly as expected</text:p>
          </draw:text-box>
        </draw:frame>
        <draw:line draw:style-name="gr4" draw:text-style-name="P2" draw:layer="layout" svg:x1="22.225cm" svg:y1="6.197cm" svg:x2="21.259cm" svg:y2="6.498cm">
          <text:p/>
        </draw:line>
        <draw:frame draw:style-name="gr3" draw:layer="layout" svg:width="5.644cm" svg:height="2.384cm" svg:x="22.225cm" svg:y="5.236cm">
          <draw:text-box>
            <text:p>This errorbar is the width of the distribu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ull distributions – A</text:p>
          </draw:text-box>
        </draw:frame>
        <draw:frame draw:style-name="gr2" draw:text-style-name="P2" draw:layer="layout" svg:width="16.099cm" svg:height="15.73cm" svg:x="5.952cm" svg:y="3.296cm">
          <draw:image xlink:href="Pictures/20000002000002380000022B8AFF5464.eps" xlink:type="simple" xlink:show="embed" xlink:actuate="onLoad">
            <text:p/>
          </draw:image>
        </draw:frame>
        <draw:frame draw:style-name="gr5" draw:text-style-name="P3" draw:layer="layout" svg:width="5.715cm" svg:height="1.361cm" svg:x="0.635cm" svg:y="5.715cm">
          <draw:text-box>
            <text:p><text:span text:style-name="T2">Mean: -0.017</text:span><text:span text:style-name="T3">±</text:span><text:span text:style-name="T4">0.035</text:span></text:p>
            <text:p><text:span text:style-name="T2">Sigma: 1.061</text:span><text:span text:style-name="T3">±0.024</text:span></text:p>
          </draw:text-box>
        </draw:frame>
        <draw:frame draw:style-name="gr5" draw:text-style-name="P3" draw:layer="layout" svg:width="5.715cm" svg:height="1.361cm" svg:x="0.635cm" svg:y="14.605cm">
          <draw:text-box>
            <text:p><text:span text:style-name="T2">Mean: -0.057</text:span><text:span text:style-name="T3">±</text:span><text:span text:style-name="T4">0.035</text:span></text:p>
            <text:p><text:span text:style-name="T2">Sigma: 1.054</text:span><text:span text:style-name="T3">±0.030</text:span></text:p>
          </draw:text-box>
        </draw:frame>
        <draw:frame draw:style-name="gr5" draw:text-style-name="P3" draw:layer="layout" svg:width="5.715cm" svg:height="1.361cm" svg:x="21.736cm" svg:y="5.716cm">
          <draw:text-box>
            <text:p><text:span text:style-name="T2">Mean: -0.001</text:span><text:span text:style-name="T3">±</text:span><text:span text:style-name="T4">0.034</text:span></text:p>
            <text:p><text:span text:style-name="T2">Sigma: 1.048</text:span><text:span text:style-name="T3">±0.032</text:span></text:p>
          </draw:text-box>
        </draw:frame>
        <draw:frame draw:style-name="gr5" draw:text-style-name="P3" draw:layer="layout" svg:width="5.715cm" svg:height="1.361cm" svg:x="21.736cm" svg:y="14.606cm">
          <draw:text-box>
            <text:p><text:span text:style-name="T2">Mean: -0.008</text:span><text:span text:style-name="T3">±</text:span><text:span text:style-name="T4">0.034</text:span></text:p>
            <text:p><text:span text:style-name="T2">Sigma: 1.048</text:span><text:span text:style-name="T3">±0.02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ull distributions – B</text:p>
          </draw:text-box>
        </draw:frame>
        <draw:frame draw:style-name="gr2" draw:text-style-name="P2" draw:layer="layout" svg:width="16.099cm" svg:height="15.73cm" svg:x="5.952cm" svg:y="3.296cm">
          <draw:image xlink:href="Pictures/20000002000002380000022BE95D29AE.eps" xlink:type="simple" xlink:show="embed" xlink:actuate="onLoad">
            <text:p/>
          </draw:image>
        </draw:frame>
        <draw:frame draw:style-name="gr5" draw:text-style-name="P3" draw:layer="layout" svg:width="5.715cm" svg:height="1.361cm" svg:x="0.635cm" svg:y="5.715cm">
          <draw:text-box>
            <text:p><text:span text:style-name="T2">Mean: -0.003</text:span><text:span text:style-name="T3">±</text:span><text:span text:style-name="T4">0.035</text:span></text:p>
            <text:p><text:span text:style-name="T2">Sigma: 1.068</text:span><text:span text:style-name="T3">±0.026</text:span></text:p>
          </draw:text-box>
        </draw:frame>
        <draw:frame draw:style-name="gr5" draw:text-style-name="P3" draw:layer="layout" svg:width="5.715cm" svg:height="1.361cm" svg:x="0.635cm" svg:y="14.605cm">
          <draw:text-box>
            <text:p><text:span text:style-name="T2">Mean: 0.058</text:span><text:span text:style-name="T3">±</text:span><text:span text:style-name="T4">0.034</text:span></text:p>
            <text:p><text:span text:style-name="T2">Sigma: 1.019</text:span><text:span text:style-name="T3">±0.031</text:span></text:p>
          </draw:text-box>
        </draw:frame>
        <draw:frame draw:style-name="gr5" draw:text-style-name="P3" draw:layer="layout" svg:width="5.715cm" svg:height="1.361cm" svg:x="21.736cm" svg:y="5.716cm">
          <draw:text-box>
            <text:p><text:span text:style-name="T2">Mean: -0.030</text:span><text:span text:style-name="T3">±</text:span><text:span text:style-name="T4">0.033</text:span></text:p>
            <text:p><text:span text:style-name="T2">Sigma: 0.993</text:span><text:span text:style-name="T3">±0.026</text:span></text:p>
          </draw:text-box>
        </draw:frame>
        <draw:frame draw:style-name="gr5" draw:text-style-name="P3" draw:layer="layout" svg:width="5.715cm" svg:height="1.361cm" svg:x="21.736cm" svg:y="14.606cm">
          <draw:text-box>
            <text:p><text:span text:style-name="T2">Mean: -0.002</text:span><text:span text:style-name="T3">±</text:span><text:span text:style-name="T4">0.036</text:span></text:p>
            <text:p><text:span text:style-name="T2">Sigma: 1.059</text:span><text:span text:style-name="T3">±0.0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mmary, outloo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ingle-component fit looks okay</text:p>
                <text:list>
                  <text:list-item>
                    <text:p>Sigma might be a bit large</text:p>
                    <text:list>
                      <text:list-item>
                        <text:p>Not sure yet if it is an effect of binned fit or is real – bin size is 0.21....</text:p>
                      </text:list-item>
                      <text:list-item>
                        <text:p>To first order it looks fine</text:p>
                      </text:list-item>
                      <text:list-item>
                        <text:p>I’ll need to check using unbinned fit</text:p>
                      </text:list-item>
                    </text:list>
                  </text:list-item>
                </text:list>
              </text:list-item>
              <text:list-item>
                <text:p>Ready to move to two component fits</text:p>
              </text:list-item>
              <text:list-item>
                <text:p>Learning how to export to work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LGC Sans'" style:font-family-generic-asian="system" style:font-pitch-asian="variable" style:font-size-asian="36pt" style:font-style-asian="normal" style:font-weight-asian="normal" style:font-family-complex="'DejaVu LGC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5-04T11:06:52</meta:creation-date>
    <meta:editing-duration>PT01H18M49S</meta:editing-duration>
    <meta:editing-cycles>15</meta:editing-cycles>
    <dc:date>2011-05-04T15:35:46</dc:date>
    <dc:creator>Yi Chen</dc:creator>
    <meta:generator>OpenOffice.org/3.1$Unix OpenOffice.org_project/310m19$Build-9420</meta:generator>
    <meta:document-statistic meta:object-count="65"/>
  </office:meta>
</office:document-meta>
</file>